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5176" officeooo:paragraph-rsid="00095176"/>
    </style:style>
    <style:style style:name="P2" style:family="paragraph" style:parent-style-name="Standard">
      <style:text-properties officeooo:paragraph-rsid="00095176"/>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officeooo:rsid="00095176"/>
    </style:style>
    <style:style style:name="T2" style:family="text">
      <style:text-properties officeooo:rsid="0009ac8e"/>
    </style:style>
    <style:style style:name="T3" style:family="text">
      <style:text-properties fo:font-weight="bold" style:font-weight-asian="bold" style:font-weight-complex="bold"/>
    </style:style>
    <style:style style:name="T4" style:family="text">
      <style:text-properties officeooo:rsid="000dcea8"/>
    </style:style>
    <style:style style:name="T5" style:family="text">
      <style:text-properties fo:font-weight="normal" style:font-weight-asian="normal" style:font-weight-complex="normal"/>
    </style:style>
    <style:style style:name="T6" style:family="text">
      <style:text-properties officeooo:rsid="000e4101"/>
    </style:style>
    <style:style style:name="T7" style:family="text">
      <style:text-properties officeooo:rsid="000f5856"/>
    </style:style>
    <style:style style:name="T8" style:family="text">
      <style:text-properties officeooo:rsid="00109ee5"/>
    </style:style>
    <style:style style:name="T9" style:family="text">
      <style:text-properties officeooo:rsid="001193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he langauge files </text:span>contains all text that are displayed in Untitled!</text:p>
      <text:p text:style-name="P2">If you work on th<text:span text:style-name="T1">ese, please use the editor program “texteditor.py”.</text:span></text:p>
      <text:p text:style-name="P2"><text:span text:style-name="T1">If you do edit directly, </text:span>take case to preserve the <text:span text:style-name="T1">integrity</text:span> of the outer tags</text:p>
      <text:p text:style-name="Standard"><text:s text:c="8"/>start &lt; TAG &gt; end &lt;/ TAG &gt;</text:p>
      <text:p text:style-name="Standard"/>
      <text:p text:style-name="Standard"><text:span text:style-name="T1">Text entries may include inner tags.</text:span> {TAG}</text:p>
      <text:p text:style-name="Standard">Inner tags are filled in by the game <text:span text:style-name="T1">as the game is played.</text:span></text:p>
      <text:p text:style-name="P1">This document keeps notes on what the internal tags mean.</text:p>
      <text:p text:style-name="Standard">There are three types o<text:span text:style-name="T1">f</text:span> inner tag</text:p>
      <text:p text:style-name="Standard"/>
      <text:p text:style-name="Standard"><text:s/>game tags: example {game.PlayerSomething} - always starts with 'game.'</text:p>
      <text:p text:style-name="Standard"><text:s text:c="8"/>Game tags gets data from the game state.</text:p>
      <text:p text:style-name="Standard"><text:tab/><text:span text:style-name="T1">Game tags are very type sensitive, and may break something is mistyped.</text:span></text:p>
      <text:p text:style-name="P2"><text:s/>story tags example {EPIC_PART_9} - Always all caps.</text:p>
      <text:p text:style-name="P2"><text:span text:style-name="T1">These tags reuse existing entries as part of some larger text. This is to help keep things consistant when editing or translating. They are also used internally by the below fragment parts.</text:span></text:p>
      <text:p text:style-name="Standard"><text:s/>fragment parts {_OPTIONAL_3} - Always starts with <text:span text:style-name="T6">underscore _</text:span></text:p>
      <text:p text:style-name="Standard"><text:tab/>fragment tags <text:span text:style-name="T1">are placeholders that gets filled in differently depending on playthoughs.</text:span></text:p>
      <text:p text:style-name="Standard"><text:tab/><text:span text:style-name="T2">They can range from a simple variation in gender pronoun to a branch in the storyline.</text:span></text:p>
      <text:p text:style-name="Standard"><text:tab/><text:span text:style-name="T2">What is normally filled in is usually some number or a story tag. A story tag is then in turn filled in automatically.</text:span></text:p>
      <text:p text:style-name="Standard"/>
      <text:p text:style-name="Standard"/>
      <text:p text:style-name="P3">OUTER_RING_NAME</text:p>
      <text:p text:style-name="Standard">this navtext is to be replaced by above template</text:p>
      <text:p text:style-name="Standard"><text:s text:c="5"/>{0} is sector letter (A or B)</text:p>
      <text:p text:style-name="Standard"><text:s text:c="5"/>{1} is name of local node/place (see below) </text:p>
      <text:p text:style-name="Standard"/>
      <text:p text:style-name="P3">MIDDLE_NAME_LADDER</text:p>
      <text:p text:style-name="P3">INNER_NAME_LADDER</text:p>
      <text:p text:style-name="P3">OUTER_NAME_LADDER</text:p>
      <text:p text:style-name="Standard">frags:</text:p>
      <text:p text:style-name="Standard">_PLACENAME see x_NAME_LADDER below</text:p>
      <text:p text:style-name="Standard">_INTROPART see INTRO_2 and _3. Alternates if you have accessed this ladder access yet.</text:p>
      <text:p text:style-name="Standard">Please ensure the names are alligned, so they fit the sign-art in LADDER_ACCESS_INTRO_1</text:p>
      <text:p text:style-name="Standard"/>
      <text:p text:style-name="Standard"><text:span text:style-name="T3">AUXCOM_DIALOGE_1</text:span> fragments</text:p>
      <text:p text:style-name="Standard">{_P} - player name or (mister/miss) See GENDERED_1</text:p>
      <text:p text:style-name="Standard">{_REACT_1} see AUXCOM_DIALOGE_1B_PART_1 A and B</text:p>
      <text:p text:style-name="Standard">{_REACT_2} see AUXCOM_DIALOGE_1B_PART_2 A and B</text:p>
      <text:p text:style-name="Standard"/>
      <text:p text:style-name="P3">AUXCOM_DIALOGE_2A_OPTION_1</text:p>
      <text:p text:style-name="P4">Going 'down' is not a <text:span text:style-name="T4">typo</text:span>. The player character acually makes this mistake in this option.</text:p>
      <text:p text:style-name="P4"/>
      <text:p text:style-name="P3">AUXCOM_DIALOGE_1B_REACTOR_QUEST</text:p>
      <text:p text:style-name="P4">Alternate dialouge: If the player for some reason fixed the reactor before making contact</text:p>
      <text:p text:style-name="P4"/>
      <text:p text:style-name="P3">ELEVATOR_DESC_CORE</text:p>
      <text:p text:style-name="P3">ELEVATOR_DESC_CORRIDOR</text:p>
      <text:p text:style-name="P4">Elevator scene. May happen at any ring and the core.</text:p>
      <text:p text:style-name="P4">frags:</text:p>
      <text:p text:style-name="P4">_BUTTONSET - see ELEVATOR_BUTTONSET ( CORE, MID, BUTTOM )</text:p>
      <text:p text:style-name="P4"><text:soft-page-break/>_DESC - <text:s/>see ELEVATOR_DESC ( CORE, CORRIDOR )</text:p>
      <text:p text:style-name="P4"/>
      <text:p text:style-name="P4"/>
      <text:p text:style-name="P3">CARGOBAY_ENDING</text:p>
      <text:p text:style-name="P4">...<text:span text:style-name="T7">(notes missing)…</text:span></text:p>
      <text:p text:style-name="P4"/>
      <text:p text:style-name="P3">REACTORNODE_2</text:p>
      <text:p text:style-name="P3"><text:span text:style-name="T5">Fragments:</text:span></text:p>
      <text:p text:style-name="P3"><text:span text:style-name="T5">_P1</text:span></text:p>
      <text:p text:style-name="P3"><text:span text:style-name="T5">_P3</text:span></text:p>
      <text:p text:style-name="P3"><text:span text:style-name="T5">_P4</text:span></text:p>
      <text:p text:style-name="P3"><text:span text:style-name="T5">see GENDERED_ 1, 3 and 4</text:span></text:p>
      <text:p text:style-name="P3"><text:span text:style-name="T5"/></text:p>
      <text:p text:style-name="P3">REACTORNODE_5A and 5B</text:p>
      <text:p text:style-name="P4"><text:span text:style-name="T8">These </text:span>are lists <text:span text:style-name="T9">separated</text:span> by line.</text:p>
      <text:p text:style-name="P4">Do not add or remove a line in this list</text:p>
      <text:p text:style-name="P4">A is the procedures translated.</text:p>
      <text:p text:style-name="P4">B is the procedures best <text:span text:style-name="T9">interested</text:span> (guessed) by player chara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2:55:40.230000000</meta:creation-date>
    <meta:generator>LibreOffice/6.2.0.3$Windows_X86_64 LibreOffice_project/98c6a8a1c6c7b144ce3cc729e34964b47ce25d62</meta:generator>
    <dc:date>2019-08-06T13:17:06.740000000</dc:date>
    <meta:editing-duration>PT10M45S</meta:editing-duration>
    <meta:editing-cycles>8</meta:editing-cycles>
    <meta:document-statistic meta:table-count="0" meta:image-count="0" meta:object-count="0" meta:page-count="2" meta:paragraph-count="55" meta:word-count="403" meta:character-count="2529" meta:non-whitespace-character-count="2146"/>
  </office:meta>
</office:document-meta>
</file>